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/Z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 <text:s/>+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2 <text:s/>+</text:p>
          </table:table-cell>
          <table:table-cell office:value-type="string" calcext:value-type="string">
            <text:p>He <text:s/>2+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 <text:s text:c="2"/>+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N <text:s text:c="2"/>+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 <text:s text:c="2"/>+</text:p>
          </table:table-cell>
          <table:table-cell table:number-columns-repeated="3"/>
          <table:table-cell office:value-type="string" calcext:value-type="string">
            <text:p>O <text:s text:c="3"/>+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H <text:s/>+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H2O <text:s/>+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Ar <text:s text:c="2"/>2+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N2 <text:s text:c="2"/>+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2H+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O2 <text:s text:c="2"/>+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Ar <text:s text:c="2"/>+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rH <text:s text:c="2"/>+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N3 <text:s text:c="2"/>+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99985" calcext:value-type="float">
            <text:p>0.9998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0015" calcext:value-type="float">
            <text:p>0.000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.9884" calcext:value-type="float">
            <text:p>0.988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116" calcext:value-type="float">
            <text:p>0.01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.99578" calcext:value-type="float">
            <text:p>0.9957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0.00422" calcext:value-type="float">
            <text:p>0.004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table:style-name="ce1" office:value-type="float" office:value="0.99738" calcext:value-type="float">
            <text:p>0.997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table:style-name="ce1" office:value-type="float" office:value="0.000367" calcext:value-type="float">
            <text:p>0.0003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table:style-name="ce2" table:formula="of:=1-[.G18]-[.G19]" office:value-type="float" office:value="0.00225299999999996" calcext:value-type="float">
            <text:p>0.002252999999999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table:formula="of:=1-[.H42]-[.H38]" office:value-type="float" office:value="0.000600000000000004" calcext:value-type="float">
            <text:p>0.0006000000000000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0.996" calcext:value-type="float">
            <text:p>0.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1:33:08.054127017</meta:creation-date>
    <dc:date>2025-07-11T12:16:55.842065927</dc:date>
    <meta:editing-duration>PT9M54S</meta:editing-duration>
    <meta:editing-cycles>1</meta:editing-cycles>
    <meta:document-statistic meta:table-count="2" meta:cell-count="128" meta:object-count="0"/>
    <meta:generator>LibreOffice/25.2.2.2$Linux_X86_64 LibreOffice_project/520$Build-2</meta:generator>
  </office:meta>
</office:document-meta>
</file>